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4375in" fo:margin-left="0.2125in" fo:margin-right="0.275in" table:align="margins" style:writing-mode="lr-tb"/>
    </style:style>
    <style:style style:name="Table2.A" style:family="table-column">
      <style:table-column-properties style:column-width="1.0979in" style:rel-column-width="11177*"/>
    </style:style>
    <style:style style:name="Table2.B" style:family="table-column">
      <style:table-column-properties style:column-width="1.5986in" style:rel-column-width="16274*"/>
    </style:style>
    <style:style style:name="Table2.C" style:family="table-column">
      <style:table-column-properties style:column-width="0.5715in" style:rel-column-width="5818*"/>
    </style:style>
    <style:style style:name="Table2.D" style:family="table-column">
      <style:table-column-properties style:column-width="0.625in" style:rel-column-width="6362*"/>
    </style:style>
    <style:style style:name="Table2.E" style:family="table-column">
      <style:table-column-properties style:column-width="2.5444in" style:rel-column-width="25904*"/>
    </style:style>
    <style:style style:name="Table2.1" style:family="table-row">
      <style:table-row-properties style:row-height="0.25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fo:font-style="normal" style:font-style-asian="normal" style:font-style-complex="normal"/>
    </style:style>
    <style:style style:name="P11"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12" style:family="paragraph" style:parent-style-name="Contents_20_3">
      <style:paragraph-properties>
        <style:tab-stops>
          <style:tab-stop style:position="6.9252in" style:type="right" style:leader-style="dotted" style:leader-text="."/>
        </style:tab-stops>
      </style:paragraph-properties>
    </style:style>
    <style:style style:name="P13" style:family="paragraph" style:parent-style-name="Table_20_Contents">
      <style:paragraph-properties fo:text-align="center" style:justify-single-word="false"/>
      <style:text-properties style:font-name="Courier" fo:font-style="italic" fo:font-weight="bold" style:font-style-asian="italic" style:font-weight-asian="bold" style:font-style-complex="italic" style:font-weight-complex="bold"/>
    </style:style>
    <style:style style:name="P14" style:family="paragraph" style:parent-style-name="Table_20_Contents">
      <style:paragraph-properties fo:text-align="center" style:justify-single-word="false"/>
      <style:text-properties style:font-name="Courier" fo:font-style="italic" style:font-style-asian="italic" style:font-style-complex="italic"/>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Heading_20_1" style:master-page-name="First_20_Page">
      <style:paragraph-properties style:page-number="auto"/>
    </style:style>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fo:font-style="normal" style:font-style-asian="normal" style:font-style-complex="normal"/>
    </style:style>
    <style:style style:name="T7" style:family="text">
      <style:text-properties fo:color="#000047" fo:font-weight="normal" style:font-name-asian="Verdana" style:font-weight-asian="normal" style:font-name-complex="Verdana" style:font-weight-complex="normal"/>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525122000" text:id="ct525122000">
          <text:insertion>
            <office:change-info>
              <dc:creator>Unknown Author</dc:creator>
              <dc:date>2013-01-19T22:40:00</dc:date>
            </office:change-info>
          </text:insertion>
        </text:changed-region>
        <text:changed-region xml:id="ct525122096" text:id="ct525122096">
          <text:insertion>
            <office:change-info>
              <dc:creator>Unknown Author</dc:creator>
              <dc:date>2013-01-19T22:41:00</dc:date>
            </office:change-info>
          </text:insertion>
        </text:changed-region>
        <text:changed-region xml:id="ct463246320" text:id="ct463246320">
          <text:insertion>
            <office:change-info>
              <dc:creator>Unknown Author</dc:creator>
              <dc:date>2013-01-19T22:42:00</dc:date>
            </office:change-info>
          </text:insertion>
        </text:changed-region>
        <text:changed-region xml:id="ct174116912" text:id="ct174116912">
          <text:insertion>
            <office:change-info>
              <dc:creator>Unknown Author</dc:creator>
              <dc:date>2013-01-19T22:43:00</dc:date>
            </office:change-info>
          </text:insertion>
        </text:changed-region>
        <text:changed-region xml:id="ct525122192" text:id="ct525122192">
          <text:insertion>
            <office:change-info>
              <dc:creator>Unknown Author</dc:creator>
              <dc:date>2013-01-19T22:46:00</dc:date>
            </office:change-info>
          </text:insertion>
        </text:changed-region>
        <text:changed-region xml:id="ct462751328" text:id="ct462751328">
          <text:insertion>
            <office:change-info>
              <dc:creator>Unknown Author</dc:creator>
              <dc:date>2013-01-19T22:51:00</dc:date>
            </office:change-info>
          </text:insertion>
        </text:changed-region>
        <text:changed-region xml:id="ct462751456" text:id="ct462751456">
          <text:insertion>
            <office:change-info>
              <dc:creator>Unknown Author</dc:creator>
              <dc:date>2013-01-19T22:47:00</dc:date>
            </office:change-info>
          </text:insertion>
        </text:changed-region>
        <text:changed-region xml:id="ct462751552" text:id="ct462751552">
          <text:insertion>
            <office:change-info>
              <dc:creator>Unknown Author</dc:creator>
              <dc:date>2013-01-19T22:48:00</dc:date>
            </office:change-info>
          </text:insertion>
        </text:changed-region>
        <text:changed-region xml:id="ct532291632" text:id="ct532291632">
          <text:insertion>
            <office:change-info>
              <dc:creator>Unknown Author</dc:creator>
              <dc:date>2013-01-19T22:54:00</dc:date>
            </office:change-info>
          </text:insertion>
        </text:changed-region>
        <text:changed-region xml:id="ct487551232" text:id="ct487551232">
          <text:insertion>
            <office:change-info>
              <dc:creator>Unknown Author</dc:creator>
              <dc:date>2013-01-19T22:55:00</dc:date>
            </office:change-info>
          </text:insertion>
        </text:changed-region>
        <text:changed-region xml:id="ct532291792" text:id="ct532291792">
          <text:insertion>
            <office:change-info>
              <dc:creator>Unknown Author</dc:creator>
              <dc:date>2013-01-19T22:56:00</dc:date>
            </office:change-info>
          </text:insertion>
        </text:changed-region>
        <text:changed-region xml:id="ct525098336" text:id="ct525098336">
          <text:insertion>
            <office:change-info>
              <dc:creator>Unknown Author</dc:creator>
              <dc:date>2013-01-19T22:57:00</dc:date>
            </office:change-info>
          </text:insertion>
        </text:changed-region>
        <text:changed-region xml:id="ct487006976" text:id="ct487006976">
          <text:insertion>
            <office:change-info>
              <dc:creator>Unknown Author</dc:creator>
              <dc:date>2013-01-19T22:58:00</dc:date>
            </office:change-info>
          </text:insertion>
        </text:changed-region>
        <text:changed-region xml:id="ct486787296" text:id="ct486787296">
          <text:insertion>
            <office:change-info>
              <dc:creator>Unknown Author</dc:creator>
              <dc:date>2013-01-19T22:59:00</dc:date>
            </office:change-info>
          </text:insertion>
        </text:changed-region>
        <text:changed-region xml:id="ct486787392" text:id="ct486787392">
          <text:insertion>
            <office:change-info>
              <dc:creator>Unknown Author</dc:creator>
              <dc:date>2013-01-19T23:00:00</dc:date>
            </office:change-info>
          </text:insertion>
        </text:changed-region>
        <text:changed-region xml:id="ct525098432" text:id="ct525098432">
          <text:insertion>
            <office:change-info>
              <dc:creator>Unknown Author</dc:creator>
              <dc:date>2013-01-19T23:01:00</dc:date>
            </office:change-info>
          </text:insertion>
        </text:changed-region>
        <text:changed-region xml:id="ct462739344" text:id="ct462739344">
          <text:insertion>
            <office:change-info>
              <dc:creator>Unknown Author</dc:creator>
              <dc:date>2013-01-19T23:02:00</dc:date>
            </office:change-info>
          </text:insertion>
        </text:changed-region>
        <text:changed-region xml:id="ct462773968" text:id="ct462773968">
          <text:insertion>
            <office:change-info>
              <dc:creator>Unknown Author</dc:creator>
              <dc:date>2013-01-19T23:03:00</dc:date>
            </office:change-info>
          </text:insertion>
        </text:changed-region>
        <text:changed-region xml:id="ct486617184" text:id="ct486617184">
          <text:insertion>
            <office:change-info>
              <dc:creator>Unknown Author</dc:creator>
              <dc:date>2013-01-19T23:06:00</dc:date>
            </office:change-info>
          </text:insertion>
        </text:changed-region>
        <text:changed-region xml:id="ct531789968" text:id="ct531789968">
          <text:insertion>
            <office:change-info>
              <dc:creator>Unknown Author</dc:creator>
              <dc:date>2013-01-19T23:07:00</dc:date>
            </office:change-info>
          </text:insertion>
        </text:changed-region>
        <text:changed-region xml:id="ct531785408" text:id="ct531785408">
          <text:deletion>
            <office:change-info>
              <dc:creator>Unknown Author</dc:creator>
              <dc:date>2013-01-19T23:07:00</dc:date>
            </office:change-info>
            <text:p text:style-name="Standard">s</text:p>
          </text:deletion>
        </text:changed-region>
        <text:changed-region xml:id="ct463030368" text:id="ct463030368">
          <text:insertion>
            <office:change-info>
              <dc:creator>Unknown Author</dc:creator>
              <dc:date>2013-01-19T23:07:00</dc:date>
            </office:change-info>
          </text:insertion>
        </text:changed-region>
        <text:changed-region xml:id="ct463023712" text:id="ct463023712">
          <text:insertion>
            <office:change-info>
              <dc:creator>Unknown Author</dc:creator>
              <dc:date>2013-01-19T23:08:00</dc:date>
            </office:change-info>
          </text:insertion>
        </text:changed-region>
        <text:changed-region xml:id="ct487150784" text:id="ct487150784">
          <text:insertion>
            <office:change-info>
              <dc:creator>Unknown Author</dc:creator>
              <dc:date>2013-01-19T23:09:00</dc:date>
            </office:change-info>
          </text:insertion>
        </text:changed-region>
        <text:changed-region xml:id="ct532541584" text:id="ct532541584">
          <text:insertion>
            <office:change-info>
              <dc:creator>Unknown Author</dc:creator>
              <dc:date>2013-01-19T23:26:00</dc:date>
            </office:change-info>
          </text:insertion>
        </text:changed-region>
        <text:changed-region xml:id="ct532581376" text:id="ct532581376">
          <text:insertion>
            <office:change-info>
              <dc:creator>Unknown Author</dc:creator>
              <dc:date>2013-01-19T23:27:00</dc:date>
            </office:change-info>
          </text:insertion>
        </text:changed-region>
        <text:changed-region xml:id="ct532038256" text:id="ct532038256">
          <text:deletion>
            <office:change-info>
              <dc:creator>Unknown Author</dc:creator>
              <dc:date>2013-01-19T23:11:00</dc:date>
            </office:change-info>
            <text:p text:style-name="Standard">and</text:p>
          </text:deletion>
        </text:changed-region>
        <text:changed-region xml:id="ct532581472" text:id="ct532581472">
          <text:insertion>
            <office:change-info>
              <dc:creator>Unknown Author</dc:creator>
              <dc:date>2013-01-19T23:11:00</dc:date>
            </office:change-info>
          </text:insertion>
        </text:changed-region>
        <text:changed-region xml:id="ct532038352" text:id="ct532038352">
          <text:deletion>
            <office:change-info>
              <dc:creator>Unknown Author</dc:creator>
              <dc:date>2013-01-19T23:11:00</dc:date>
            </office:change-info>
            <text:p text:style-name="Standard">corresponding</text:p>
          </text:deletion>
        </text:changed-region>
        <text:changed-region xml:id="ct532579392" text:id="ct532579392">
          <text:deletion>
            <office:change-info>
              <dc:creator>Unknown Author</dc:creator>
              <dc:date>2013-01-19T23:11:00</dc:date>
            </office:change-info>
            <text:p text:style-name="Standard">the</text:p>
          </text:deletion>
        </text:changed-region>
        <text:changed-region xml:id="ct532579536" text:id="ct532579536">
          <text:insertion>
            <office:change-info>
              <dc:creator>Unknown Author</dc:creator>
              <dc:date>2013-01-19T23:11:00</dc:date>
            </office:change-info>
          </text:insertion>
        </text:changed-region>
        <text:changed-region xml:id="ct531782896" text:id="ct531782896">
          <text:deletion>
            <office:change-info>
              <dc:creator>Unknown Author</dc:creator>
              <dc:date>2013-01-19T23:11:00</dc:date>
            </office:change-info>
            <text:p text:style-name="Standard">on the board</text:p>
          </text:deletion>
        </text:changed-region>
        <text:changed-region xml:id="ct487558320" text:id="ct487558320">
          <text:insertion>
            <office:change-info>
              <dc:creator>Bob Jacobsen</dc:creator>
              <dc:date>2013-01-19T23:43:00</dc:date>
            </office:change-info>
          </text:insertion>
        </text:changed-region>
        <text:changed-region xml:id="ct486788304" text:id="ct486788304">
          <text:deletion>
            <office:change-info>
              <dc:creator>Bob Jacobsen</dc:creator>
              <dc:date>2013-01-19T23:43:00</dc:date>
            </office:change-info>
            <text:p text:style-name="Standard">y</text:p>
          </text:deletion>
        </text:changed-region>
        <text:changed-region xml:id="ct486788400" text:id="ct486788400">
          <text:insertion>
            <office:change-info>
              <dc:creator>Bob Jacobsen</dc:creator>
              <dc:date>2013-01-19T23:43:00</dc:date>
            </office:change-info>
          </text:insertion>
        </text:changed-region>
        <text:changed-region xml:id="ct462554384" text:id="ct462554384">
          <text:deletion>
            <office:change-info>
              <dc:creator>Unknown Author</dc:creator>
              <dc:date>2013-01-19T23:12:00</dc:date>
            </office:change-info>
            <text:p text:style-name="Standard">X</text:p>
          </text:deletion>
        </text:changed-region>
        <text:changed-region xml:id="ct462554208" text:id="ct462554208">
          <text:insertion>
            <office:change-info>
              <dc:creator>Bob Jacobsen</dc:creator>
              <dc:date>2013-01-19T23:43:00</dc:date>
            </office:change-info>
          </text:insertion>
        </text:changed-region>
        <text:changed-region xml:id="ct487550064" text:id="ct487550064">
          <text:deletion>
            <office:change-info>
              <dc:creator>Bob Jacobsen</dc:creator>
              <dc:date>2013-01-19T23:43:00</dc:date>
            </office:change-info>
            <text:p text:style-name="Standard">t</text:p>
          </text:deletion>
        </text:changed-region>
        <text:changed-region xml:id="ct487550160" text:id="ct487550160">
          <text:insertion>
            <office:change-info>
              <dc:creator>Bob Jacobsen</dc:creator>
              <dc:date>2013-01-19T23:43:00</dc:date>
            </office:change-info>
          </text:insertion>
        </text:changed-region>
        <text:changed-region xml:id="ct532256800" text:id="ct532256800">
          <text:insertion>
            <office:change-info>
              <dc:creator>Bob Jacobsen</dc:creator>
              <dc:date>2013-01-19T23:43:00</dc:date>
            </office:change-info>
          </text:insertion>
        </text:changed-region>
        <text:changed-region xml:id="ct532256896" text:id="ct532256896">
          <text:deletion>
            <office:change-info>
              <dc:creator>Bob Jacobsen</dc:creator>
              <dc:date>2013-01-19T23:43:00</dc:date>
            </office:change-info>
            <text:p text:style-name="Standard"><text:s/></text:p>
          </text:deletion>
        </text:changed-region>
        <text:changed-region xml:id="ct532256992" text:id="ct532256992">
          <text:deletion>
            <office:change-info>
              <dc:creator>Bob Jacobsen</dc:creator>
              <dc:date>2013-01-19T23:43:00</dc:date>
            </office:change-info>
            <text:p text:style-name="Standard">messages</text:p>
          </text:deletion>
        </text:changed-region>
        <text:changed-region xml:id="ct532533552" text:id="ct532533552">
          <text:insertion>
            <office:change-info>
              <dc:creator>Bob Jacobsen</dc:creator>
              <dc:date>2013-01-19T23:43:00</dc:date>
            </office:change-info>
          </text:insertion>
        </text:changed-region>
        <text:changed-region xml:id="ct532533648" text:id="ct532533648">
          <text:insertion>
            <office:change-info>
              <dc:creator>Bob Jacobsen</dc:creator>
              <dc:date>2013-01-19T23:44:00</dc:date>
            </office:change-info>
          </text:insertion>
        </text:changed-region>
        <text:changed-region xml:id="ct174116416" text:id="ct174116416">
          <text:deletion>
            <office:change-info>
              <dc:creator>Bob Jacobsen</dc:creator>
              <dc:date>2013-01-19T23:44:00</dc:date>
            </office:change-info>
            <text:p text:style-name="Standard">W</text:p>
          </text:deletion>
        </text:changed-region>
        <text:changed-region xml:id="ct462764880" text:id="ct462764880">
          <text:insertion>
            <office:change-info>
              <dc:creator>Bob Jacobsen</dc:creator>
              <dc:date>2013-01-19T23:44:00</dc:date>
            </office:change-info>
          </text:insertion>
        </text:changed-region>
        <text:changed-region xml:id="ct56837008" text:id="ct56837008">
          <text:deletion>
            <office:change-info>
              <dc:creator>Bob Jacobsen</dc:creator>
              <dc:date>2013-01-19T23:44:00</dc:date>
            </office:change-info>
            <text:p text:style-name="Standard">messages</text:p>
          </text:deletion>
        </text:changed-region>
        <text:changed-region xml:id="ct56837104" text:id="ct56837104">
          <text:insertion>
            <office:change-info>
              <dc:creator>Bob Jacobsen</dc:creator>
              <dc:date>2013-01-19T23:44:00</dc:date>
            </office:change-info>
          </text:insertion>
        </text:changed-region>
        <text:changed-region xml:id="ct531764992" text:id="ct531764992">
          <text:insertion>
            <office:change-info>
              <dc:creator>Bob Jacobsen</dc:creator>
              <dc:date>2013-01-19T23:45:00</dc:date>
            </office:change-info>
          </text:insertion>
        </text:changed-region>
        <text:changed-region xml:id="ct532533744" text:id="ct532533744">
          <text:deletion>
            <office:change-info>
              <dc:creator>Bob Jacobsen</dc:creator>
              <dc:date>2013-01-19T23:45:00</dc:date>
            </office:change-info>
            <text:p text:style-name="Standard">]] <text:s/>State canYou can query a state when you come up with the request-id message. Conflicting states can happen, and have to be addressed.[[?? </text:p>
          </text:deletion>
        </text:changed-region>
        <text:changed-region xml:id="ct462753952" text:id="ct462753952">
          <text:insertion>
            <office:change-info>
              <dc:creator>Unknown Author</dc:creator>
              <dc:date>2013-01-19T23:14:00</dc:date>
            </office:change-info>
          </text:insertion>
        </text:changed-region>
        <text:changed-region xml:id="ct462754080" text:id="ct462754080">
          <text:insertion>
            <office:change-info>
              <dc:creator>Bob Jacobsen</dc:creator>
              <dc:date>2013-01-19T23:45:00</dc:date>
            </office:change-info>
          </text:insertion>
        </text:changed-region>
        <text:changed-region xml:id="ct532533840" text:id="ct532533840">
          <text:insertion>
            <office:change-info>
              <dc:creator>Bob Jacobsen</dc:creator>
              <dc:date>2013-01-19T23:46:00</dc:date>
            </office:change-info>
          </text:insertion>
        </text:changed-region>
        <text:changed-region xml:id="ct525102512" text:id="ct525102512">
          <text:insertion>
            <office:change-info>
              <dc:creator>Unknown Author</dc:creator>
              <dc:date>2013-01-19T23:14:00</dc:date>
            </office:change-info>
          </text:insertion>
        </text:changed-region>
        <text:changed-region xml:id="ct525102608" text:id="ct525102608">
          <text:insertion>
            <office:change-info>
              <dc:creator>Bob Jacobsen</dc:creator>
              <dc:date>2013-01-19T23:45:00</dc:date>
            </office:change-info>
          </text:insertion>
        </text:changed-region>
        <text:changed-region xml:id="ct174684064" text:id="ct174684064">
          <text:deletion>
            <office:change-info>
              <dc:creator>Bob Jacobsen</dc:creator>
              <dc:date>2013-01-19T23:45:00</dc:date>
            </office:change-info>
            <text:p text:style-name="Standard">y</text:p>
          </text:deletion>
        </text:changed-region>
        <text:changed-region xml:id="ct174684160" text:id="ct174684160">
          <text:insertion>
            <office:change-info>
              <dc:creator>Unknown Author</dc:creator>
              <dc:date>2013-01-19T23:14:00</dc:date>
            </office:change-info>
          </text:insertion>
        </text:changed-region>
        <text:changed-region xml:id="ct531789664" text:id="ct531789664">
          <text:insertion>
            <office:change-info>
              <dc:creator>Unknown Author</dc:creator>
              <dc:date>2013-01-19T23:15:00</dc:date>
            </office:change-info>
          </text:insertion>
        </text:changed-region>
        <text:changed-region xml:id="ct532250352" text:id="ct532250352">
          <text:insertion>
            <office:change-info>
              <dc:creator>Unknown Author</dc:creator>
              <dc:date>2013-01-19T23:16:00</dc:date>
            </office:change-info>
          </text:insertion>
        </text:changed-region>
        <text:changed-region xml:id="ct532250448" text:id="ct532250448">
          <text:insertion>
            <office:change-info>
              <dc:creator>Bob Jacobsen</dc:creator>
              <dc:date>2013-01-19T23:46:00</dc:date>
            </office:change-info>
          </text:insertion>
        </text:changed-region>
        <text:changed-region xml:id="ct532250544" text:id="ct532250544">
          <text:deletion>
            <office:change-info>
              <dc:creator>Bob Jacobsen</dc:creator>
              <dc:date>2013-01-19T23:46:00</dc:date>
            </office:change-info>
            <text:p text:style-name="Standard">state, and this should be recorded as unknown. <text:s/></text:p>
          </text:deletion>
        </text:changed-region>
        <text:changed-region xml:id="ct531789760" text:id="ct531789760">
          <text:insertion>
            <office:change-info>
              <dc:creator>Bob Jacobsen</dc:creator>
              <dc:date>2013-01-19T23:46:00</dc:date>
            </office:change-info>
          </text:insertion>
        </text:changed-region>
        <text:changed-region xml:id="ct532229008" text:id="ct532229008">
          <text:deletion>
            <office:change-info>
              <dc:creator>Bob Jacobsen</dc:creator>
              <dc:date>2013-01-19T23:47:00</dc:date>
            </office:change-info>
            <text:p text:style-name="Standard">associated with these messages</text:p>
          </text:deletion>
        </text:changed-region>
        <text:changed-region xml:id="ct532229104" text:id="ct532229104">
          <text:insertion>
            <office:change-info>
              <dc:creator>Unknown Author</dc:creator>
              <dc:date>2013-01-19T23:17:00</dc:date>
            </office:change-info>
          </text:insertion>
        </text:changed-region>
        <text:changed-region xml:id="ct463192336" text:id="ct463192336">
          <text:deletion>
            <office:change-info>
              <dc:creator>Unknown Author</dc:creator>
              <dc:date>2013-01-19T23:17:00</dc:date>
            </office:change-info>
            <text:p text:style-name="Standard">s</text:p>
          </text:deletion>
        </text:changed-region>
        <text:changed-region xml:id="ct531789856" text:id="ct531789856">
          <text:insertion>
            <office:change-info>
              <dc:creator>Unknown Author</dc:creator>
              <dc:date>2013-01-19T23:17:00</dc:date>
            </office:change-info>
          </text:insertion>
        </text:changed-region>
        <text:changed-region xml:id="ct531865264" text:id="ct531865264">
          <text:deletion>
            <office:change-info>
              <dc:creator>Unknown Author</dc:creator>
              <dc:date>2013-01-19T23:17:00</dc:date>
            </office:change-info>
            <text:p text:style-name="Standard">with</text:p>
          </text:deletion>
        </text:changed-region>
        <text:changed-region xml:id="ct531865360" text:id="ct531865360">
          <text:insertion>
            <office:change-info>
              <dc:creator>Unknown Author</dc:creator>
              <dc:date>2013-01-19T23:18:00</dc:date>
            </office:change-info>
          </text:insertion>
        </text:changed-region>
        <text:changed-region xml:id="ct531865456" text:id="ct531865456">
          <text:insertion>
            <office:change-info>
              <dc:creator>Unknown Author</dc:creator>
              <dc:date>2013-01-19T23:18:00</dc:date>
            </office:change-info>
          </text:insertion>
        </text:changed-region>
        <text:changed-region xml:id="ct463192560" text:id="ct463192560">
          <text:deletion>
            <office:change-info>
              <dc:creator>Unknown Author</dc:creator>
              <dc:date>2013-01-19T23:18:00</dc:date>
            </office:change-info>
            <text:p text:style-name="Standard">the</text:p>
          </text:deletion>
        </text:changed-region>
        <text:changed-region xml:id="ct531865600" text:id="ct531865600">
          <text:insertion>
            <office:change-info>
              <dc:creator>Unknown Author</dc:creator>
              <dc:date>2013-01-19T23:19:00</dc:date>
            </office:change-info>
          </text:insertion>
        </text:changed-region>
        <text:changed-region xml:id="ct463061296" text:id="ct463061296">
          <text:insertion>
            <office:change-info>
              <dc:creator>Unknown Author</dc:creator>
              <dc:date>2013-01-19T23:19:00</dc:date>
            </office:change-info>
          </text:insertion>
        </text:changed-region>
        <text:changed-region xml:id="ct525036064" text:id="ct525036064">
          <text:insertion>
            <office:change-info>
              <dc:creator>Unknown Author</dc:creator>
              <dc:date>2013-01-19T23:20:00</dc:date>
            </office:change-info>
          </text:insertion>
        </text:changed-region>
        <text:changed-region xml:id="ct463061424" text:id="ct463061424">
          <text:insertion>
            <office:change-info>
              <dc:creator>Unknown Author</dc:creator>
              <dc:date>2013-01-19T23:20:00</dc:date>
            </office:change-info>
          </text:insertion>
        </text:changed-region>
        <text:changed-region xml:id="ct462794224" text:id="ct462794224">
          <text:insertion>
            <office:change-info>
              <dc:creator>Unknown Author</dc:creator>
              <dc:date>2013-01-19T23:20:00</dc:date>
            </office:change-info>
          </text:insertion>
        </text:changed-region>
        <text:changed-region xml:id="ct462794320" text:id="ct462794320">
          <text:insertion>
            <office:change-info>
              <dc:creator>Unknown Author</dc:creator>
              <dc:date>2013-01-19T23:21:00</dc:date>
            </office:change-info>
          </text:insertion>
        </text:changed-region>
        <text:changed-region xml:id="ct462794416" text:id="ct462794416">
          <text:insertion>
            <office:change-info>
              <dc:creator>Unknown Author</dc:creator>
              <dc:date>2013-01-19T23:21:00</dc:date>
            </office:change-info>
          </text:insertion>
        </text:changed-region>
        <text:changed-region xml:id="ct487002432" text:id="ct487002432">
          <text:deletion>
            <office:change-info>
              <dc:creator>Unknown Author</dc:creator>
              <dc:date>2013-01-19T23:21:00</dc:date>
            </office:change-info>
            <text:p text:style-name="Standard"><text:s/></text:p>
          </text:deletion>
        </text:changed-region>
        <text:changed-region xml:id="ct463061520" text:id="ct463061520">
          <text:deletion>
            <office:change-info>
              <dc:creator>Unknown Author</dc:creator>
              <dc:date>2013-01-19T23:22:00</dc:date>
            </office:change-info>
            <text:p text:style-name="Standard">that</text:p>
          </text:deletion>
        </text:changed-region>
        <text:changed-region xml:id="ct486978608" text:id="ct486978608">
          <text:insertion>
            <office:change-info>
              <dc:creator>Unknown Author</dc:creator>
              <dc:date>2013-01-19T23:22:00</dc:date>
            </office:change-info>
          </text:insertion>
        </text:changed-region>
        <text:changed-region xml:id="ct486978448" text:id="ct486978448">
          <text:deletion>
            <office:change-info>
              <dc:creator>Unknown Author</dc:creator>
              <dc:date>2013-01-19T23:22:00</dc:date>
            </office:change-info>
            <text:p text:style-name="Standard">and</text:p>
          </text:deletion>
        </text:changed-region>
        <text:changed-region xml:id="ct532224368" text:id="ct532224368">
          <text:insertion>
            <office:change-info>
              <dc:creator>Bob Jacobsen</dc:creator>
              <dc:date>2013-01-19T23:48:00</dc:date>
            </office:change-info>
          </text:insertion>
        </text:changed-region>
        <text:changed-region xml:id="ct531886032" text:id="ct531886032">
          <text:deletion>
            <office:change-info>
              <dc:creator>Bob Jacobsen</dc:creator>
              <dc:date>2013-01-19T23:48:00</dc:date>
            </office:change-info>
            <text:p text:style-name="Standard">new <text:s/></text:p>
          </text:deletion>
        </text:changed-region>
        <text:changed-region xml:id="ct532224560" text:id="ct532224560">
          <text:deletion>
            <office:change-info>
              <dc:creator>Unknown Author</dc:creator>
              <dc:date>2013-01-19T23:23:00</dc:date>
            </office:change-info>
            <text:p text:style-name="Standard"><text:s/>being consumed</text:p>
          </text:deletion>
        </text:changed-region>
        <text:changed-region xml:id="ct532224656" text:id="ct532224656">
          <text:insertion>
            <office:change-info>
              <dc:creator>Bob Jacobsen</dc:creator>
              <dc:date>2013-01-19T23:49:00</dc:date>
            </office:change-info>
          </text:insertion>
        </text:changed-region>
        <text:changed-region xml:id="ct524918880" text:id="ct524918880">
          <text:deletion>
            <office:change-info>
              <dc:creator>Unknown Author</dc:creator>
              <dc:date>2013-01-19T23:24:00</dc:date>
            </office:change-info>
            <text:p text:style-name="Standard">for which it is listening.</text:p>
          </text:deletion>
        </text:changed-region>
        <text:changed-region xml:id="ct462851104" text:id="ct462851104">
          <text:insertion>
            <office:change-info>
              <dc:creator>Unknown Author</dc:creator>
              <dc:date>2013-01-19T23:24:00</dc:date>
            </office:change-info>
          </text:insertion>
        </text:changed-region>
        <text:changed-region xml:id="ct487114208" text:id="ct487114208">
          <text:insertion>
            <office:change-info>
              <dc:creator>Bob Jacobsen</dc:creator>
              <dc:date>2013-01-19T23:49:00</dc:date>
            </office:change-info>
          </text:insertion>
        </text:changed-region>
        <text:changed-region xml:id="ct486982400" text:id="ct486982400">
          <text:insertion>
            <office:change-info>
              <dc:creator>Unknown Author</dc:creator>
              <dc:date>2013-01-19T23:24:00</dc:date>
            </office:change-info>
          </text:insertion>
        </text:changed-region>
        <text:changed-region xml:id="ct462851312" text:id="ct462851312">
          <text:deletion>
            <office:change-info>
              <dc:creator>Bob Jacobsen</dc:creator>
              <dc:date>2013-01-19T23:49:00</dc:date>
            </office:change-info>
            <text:h text:style-name="Heading_20_3" text:outline-level="3"><text:s text:c="2"/>[[[ This seems to be redundant??]]]</text:h>
          </text:deletion>
        </text:changed-region>
        <text:changed-region xml:id="ct484540032" text:id="ct484540032">
          <text:insertion>
            <office:change-info>
              <dc:creator>Bob Jacobsen</dc:creator>
              <dc:date>2013-01-19T23:57:00</dc:date>
            </office:change-info>
          </text:insertion>
        </text:changed-region>
        <text:changed-region xml:id="ct363026896" text:id="ct363026896">
          <text:deletion>
            <office:change-info>
              <dc:creator>Bob Jacobsen</dc:creator>
              <dc:date>2013-01-19T23:57:00</dc:date>
            </office:change-info>
            <text:p text:style-name="Standard"><text:s text:c="2"/></text:p>
            <text:p text:style-name="Standard"/>
          </text:deletion>
        </text:changed-region>
        <text:changed-region xml:id="ct463217792" text:id="ct463217792">
          <text:deletion>
            <office:change-info>
              <dc:creator>Bob Jacobsen</dc:creator>
              <dc:date>2013-01-20T00:01:00</dc:date>
            </office:change-info>
            <text:p text:style-name="Standard"> </text:p>
          </text:deletion>
        </text:changed-region>
        <text:changed-region xml:id="ct363158176" text:id="ct363158176">
          <text:insertion>
            <office:change-info>
              <dc:creator>Bob Jacobsen</dc:creator>
              <dc:date>2013-01-20T00:01:00</dc:date>
            </office:change-info>
          </text:insertion>
        </text:changed-region>
        <text:changed-region xml:id="ct367164128" text:id="ct367164128">
          <text:deletion>
            <office:change-info>
              <dc:creator>Bob Jacobsen</dc:creator>
              <dc:date>2013-01-19T23:57:00</dc:date>
            </office:change-info>
            <text:p text:style-name="Standard">.</text:p>
          </text:deletion>
        </text:changed-region>
        <text:changed-region xml:id="ct363037520" text:id="ct363037520">
          <text:insertion>
            <office:change-info>
              <dc:creator>Bob Jacobsen</dc:creator>
              <dc:date>2013-01-19T23:57:00</dc:date>
            </office:change-info>
          </text:insertion>
        </text:changed-region>
        <text:changed-region xml:id="ct367118128" text:id="ct367118128">
          <text:insertion>
            <office:change-info>
              <dc:creator>Bob Jacobsen</dc:creator>
              <dc:date>2013-01-19T23:58:00</dc:date>
            </office:change-info>
          </text:insertion>
        </text:changed-region>
        <text:changed-region xml:id="ct484771600" text:id="ct484771600">
          <text:insertion>
            <office:change-info>
              <dc:creator>Bob Jacobsen</dc:creator>
              <dc:date>2013-01-19T23:59:00</dc:date>
            </office:change-info>
          </text:insertion>
        </text:changed-region>
        <text:changed-region xml:id="ct363080720" text:id="ct363080720">
          <text:insertion>
            <office:change-info>
              <dc:creator>Bob Jacobsen</dc:creator>
              <dc:date>2013-01-20</dc:date>
            </office:change-info>
          </text:insertion>
        </text:changed-region>
        <text:changed-region xml:id="ct363160000" text:id="ct363160000">
          <text:deletion>
            <office:change-info>
              <dc:creator>Bob Jacobsen</dc:creator>
              <dc:date>2013-01-20T00:01:00</dc:date>
            </office:change-info>
            <text:p text:style-name="Standard"/>
            <text:p text:style-name="Standard">Ordering &amp; processing</text:p>
            <text:p text:style-name="Standard"/>
          </text:deletion>
        </text:changed-region>
        <text:changed-region xml:id="ct367109216" text:id="ct367109216">
          <text:deletion>
            <office:change-info>
              <dc:creator>Bob Jacobsen</dc:creator>
              <dc:date>2013-01-20T00:01:00</dc:date>
            </office:change-info>
            <text:p text:style-name="Standard">Performance &amp; loading at node startup, layout startup particularly on CAN. Numbers and simulation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text:h>
      <text:p text:style-name="Standard">This explanatory note contains informative discussion and background for the corresponding “OpenLCB CAN Event Transport Specification”.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text:p>
      <text:p text:style-name="Standard">The P/C Event ID included in a PCER message is a 8-byte unique identifier. The method for assigning these and ensuring their uniqueness is in the Event ID S and TN.</text:p>
      <text:p text:style-name="Standard">There are many possible ways to use these 64 bits, some of which are discussed as examples below. In particular, OpenLCB does not require or enforce any particular partitioning of the eight bytes. More than one node may emit the same P/C Event ID (note that the NID of the emitting node is available in the message). More than one node may receive and act on a PCER message with a specific P/C Event ID. The only requirement is that the 8-byte quantity be unique to the event.</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More background &amp; references would be good.<text:note text:id="ftn1" text:note-class="endnote"><text:note-citation>i</text:note-citation><text:note-body><text:p text:style-name="P11"><text:span text:style-name="T7">The Producer/Consumer Model and Control System Design ControlLogix 1999 </text:span>https://cours.etsmtl.ca/gpa774/Cours/old-24-03-04/Documentations/Rockwell/articles/Producer_Consumer.html</text:p></text:note-body></text:note></text:p>
      <text:h text:style-name="Heading_20_2" text:outline-level="2">Intended Use</text:h>
      <text:p text:style-name="Standard">A few examples....<text:change-start text:change-id="ct525122000"/></text:p>
      <text:p text:style-name="Standard">A particular PCER may be produced in response to ph<text:change-end text:change-id="ct525122000"/><text:change-start text:change-id="ct525122096"/>ysical input or state change on a layout, for example a contact closure or the activation of a <text:change-end text:change-id="ct525122096"/><text:change-start text:change-id="ct463246320"/>block occupancy detector, or it can be in response to a non<text:change-end text:change-id="ct463246320"/><text:change-start text:change-id="ct174116912"/>-physical change such as the arrival of a certain time,. <text:s/>The same PCER can be produced by several different state changes. <text:s/><text:change-end text:change-id="ct174116912"/><text:change-start text:change-id="ct525122192"/>Th<text:change-end text:change-id="ct525122192"/><text:change-start text:change-id="ct462751328"/>at<text:change-end text:change-id="ct462751328"/><text:change-start text:change-id="ct462751456"/> PCE<text:change-end text:change-id="ct462751456"/><text:change-start text:change-id="ct462751552"/>R may result in some action at consumers. <text:s text:c="2"/>The term 'event' includes the state changes, the PCER message, and the resulting actions, <text:change-end text:change-id="ct462751552"/><text:change-start text:change-id="ct532291632"/>and represent <text:change-end text:change-id="ct532291632"/><text:change-start text:change-id="ct487551232"/>a specific idea or <text:change-end text:change-id="ct487551232"/><text:change-start text:change-id="ct532291792"/>concept, such as “Night has fallen”. <text:s/><text:change-end text:change-id="ct532291792"/><text:change-start text:change-id="ct525098336"/></text:p>
      <text:p text:style-name="Standard"/>
      <text:p text:style-name="Standard"><text:soft-page-break/>For example, <text:span text:style-name="T4">the</text:span> concept of <text:s/>an “Emergency stop” event might include the actions of turning off track power, turning on a fault-ind<text:change-end text:change-id="ct525098336"/><text:change-start text:change-id="ct487006976"/>icator, and sounding a buzzer. <text:s/>The PCER may be produced by any of<text:change-end text:change-id="ct487006976"/><text:change-start text:change-id="ct486787296"/>: a panic button, a throttle button, a over-current detector, or an anticollision syste<text:change-end text:change-id="ct486787296"/><text:change-start text:change-id="ct486787392"/>m. <text:s/></text:p>
      <text:p text:style-name="Standard">The aforementioned “Night has fallen” event might be triggered by a fast-clock time, a <text:change-end text:change-id="ct486787392"/><text:change-start text:change-id="ct525098432"/>toggle switch, or a control program, and its actions might include illuminating street lights, <text:change-end text:change-id="ct525098432"/><text:change-start text:change-id="ct462739344"/>house lights, and the dimming of overhead lighting. <text:s/><text:change-end text:change-id="ct462739344"/></text:p>
      <text:h text:style-name="Heading_20_2" text:outline-level="2">References and Context</text:h>
      <text:p text:style-name="Standard"> For more information on format and presentation, see: </text:p>
      <text:list xml:id="list3075752522717989171" text:style-name="L1">
        <text:list-item>
          <text:p text:style-name="P17">OpenLCB Common Information Technical Note</text:p>
        </text:list-item>
      </text:list>
      <text:h text:style-name="Heading_20_2" text:outline-level="2">Message Formats</text:h>
      <text:p text:style-name="P9">[[[To TN: For example, the event-mask 0xABCD0000 would form the range 0xABCD0000-ABCDFFFF, since the first significant '1' bit is the first low bit of <text:span text:style-name="T4">the</text:span> 'D' hexdigit. <text:s/>Similarly, the <text:span text:style-name="T4">event-mask 0xFEDCBFFF would form the range 0xFEDC8000-FEDCBFFF, since 0xB = </text:span><text:span text:style-name="T4">0b1011, and the lowest significant '0' bit is in the 3</text:span><text:span text:style-name="T5">rd</text:span><text:span text:style-name="T4"> digit. <text:s/></text:span><text:s text:c="2"/>The smallest ranges are specified by 0xyyyyyyyE, which specifies a range of 0xyyyyyyyE-0xyyyyyyyF, and 0xyyyyyyyD <text:span text:style-name="T4">which</text:span> specifies 0xyyyyyyyC-0xyyyyyyyF. <text:s text:c="2"/>0X00000001 gives 0x00000000-0x00000001, and 0x00000002 gives 0x00000000-0x00000002, 0x00000003 gives 0x00000000-0x00000003</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3">Event-Mask</text:p>
          </table:table-cell>
          <table:table-cell table:style-name="Table2.A1" office:value-type="string">
            <text:p text:style-name="P13">Effective Mask</text:p>
          </table:table-cell>
          <table:table-cell table:style-name="Table2.A1" office:value-type="string">
            <text:p text:style-name="P13">Bits</text:p>
          </table:table-cell>
          <table:table-cell table:style-name="Table2.A1" office:value-type="string">
            <text:p text:style-name="P13">#</text:p>
          </table:table-cell>
          <table:table-cell table:style-name="Table2.E1" office:value-type="string">
            <text:p text:style-name="P13">Resulting Range</text:p>
          </table:table-cell>
        </table:table-row>
        <table:table-row table:style-name="Table2.1">
          <table:table-cell table:style-name="Table2.A2" office:value-type="string">
            <text:p text:style-name="P14">0x00000001</text:p>
          </table:table-cell>
          <table:table-cell table:style-name="Table2.A2" office:value-type="string">
            <text:p text:style-name="P14">0xFFFFFFFE</text:p>
          </table:table-cell>
          <table:table-cell table:style-name="Table2.C2" office:value-type="float" office:value="1">
            <text:p text:style-name="P14">1</text:p>
          </table:table-cell>
          <table:table-cell table:style-name="Table2.C2" office:value-type="float" office:value="2">
            <text:p text:style-name="P14">2</text:p>
          </table:table-cell>
          <table:table-cell table:style-name="Table2.E2" office:value-type="string">
            <text:p text:style-name="P14">0x00000000-0x00000001</text:p>
          </table:table-cell>
        </table:table-row>
        <table:table-row table:style-name="Table2.1">
          <table:table-cell table:style-name="Table2.A2" office:value-type="string">
            <text:p text:style-name="P14">0x00000002</text:p>
          </table:table-cell>
          <table:table-cell table:style-name="Table2.A2" office:value-type="string">
            <text:p text:style-name="P14">0xFFFFFFFE</text:p>
          </table:table-cell>
          <table:table-cell table:style-name="Table2.C2" office:value-type="float" office:value="1">
            <text:p text:style-name="P14">1</text:p>
          </table:table-cell>
          <table:table-cell table:style-name="Table2.C2" office:value-type="float" office:value="2">
            <text:p text:style-name="P14">2</text:p>
          </table:table-cell>
          <table:table-cell table:style-name="Table2.E2" office:value-type="string">
            <text:p text:style-name="P14">0x00000002-0x00000003</text:p>
          </table:table-cell>
        </table:table-row>
        <table:table-row table:style-name="Table2.1">
          <table:table-cell table:style-name="Table2.A2" office:value-type="string">
            <text:p text:style-name="P14">0x00000003</text:p>
          </table:table-cell>
          <table:table-cell table:style-name="Table2.A2" office:value-type="string">
            <text:p text:style-name="P14">0xFFFFFFFC</text:p>
          </table:table-cell>
          <table:table-cell table:style-name="Table2.C2" office:value-type="float" office:value="2">
            <text:p text:style-name="P14">2</text:p>
          </table:table-cell>
          <table:table-cell table:style-name="Table2.C2" office:value-type="float" office:value="4">
            <text:p text:style-name="P14">4</text:p>
          </table:table-cell>
          <table:table-cell table:style-name="Table2.E2" office:value-type="string">
            <text:p text:style-name="P14">0x00000000-0x00000003</text:p>
          </table:table-cell>
        </table:table-row>
        <table:table-row table:style-name="Table2.1">
          <table:table-cell table:style-name="Table2.A2" office:value-type="string">
            <text:p text:style-name="P14">0x00000004</text:p>
          </table:table-cell>
          <table:table-cell table:style-name="Table2.A2" office:value-type="string">
            <text:p text:style-name="P14">0xFFFFFFFC</text:p>
          </table:table-cell>
          <table:table-cell table:style-name="Table2.C2" office:value-type="float" office:value="2">
            <text:p text:style-name="P14">2</text:p>
          </table:table-cell>
          <table:table-cell table:style-name="Table2.C2" office:value-type="float" office:value="4">
            <text:p text:style-name="P14">4</text:p>
          </table:table-cell>
          <table:table-cell table:style-name="Table2.E2" office:value-type="string">
            <text:p text:style-name="P14">0x00000004-0x00000007</text:p>
          </table:table-cell>
        </table:table-row>
        <table:table-row table:style-name="Table2.1">
          <table:table-cell table:style-name="Table2.A2" office:value-type="string">
            <text:p text:style-name="P14">0x00000005</text:p>
          </table:table-cell>
          <table:table-cell table:style-name="Table2.A2" office:value-type="string">
            <text:p text:style-name="P14">0xFFFFFFFE</text:p>
          </table:table-cell>
          <table:table-cell table:style-name="Table2.C2" office:value-type="float" office:value="2">
            <text:p text:style-name="P14">2</text:p>
          </table:table-cell>
          <table:table-cell table:style-name="Table2.C2" office:value-type="float" office:value="4">
            <text:p text:style-name="P14">4</text:p>
          </table:table-cell>
          <table:table-cell table:style-name="Table2.E2" office:value-type="string">
            <text:p text:style-name="P14">0x00000004-0x00000005</text:p>
          </table:table-cell>
        </table:table-row>
        <table:table-row table:style-name="Table2.1">
          <table:table-cell table:style-name="Table2.A2" office:value-type="string">
            <text:p text:style-name="P14">0x00ABCDEF</text:p>
          </table:table-cell>
          <table:table-cell table:style-name="Table2.A2" office:value-type="string">
            <text:p text:style-name="P14">0xFFFFFFF0</text:p>
          </table:table-cell>
          <table:table-cell table:style-name="Table2.C2" office:value-type="float" office:value="4">
            <text:p text:style-name="P14">4</text:p>
          </table:table-cell>
          <table:table-cell table:style-name="Table2.C2" office:value-type="float" office:value="16">
            <text:p text:style-name="P14">16</text:p>
          </table:table-cell>
          <table:table-cell table:style-name="Table2.E2" office:value-type="string">
            <text:p text:style-name="P14">0x00ABCDE0-0x00ABCDEF</text:p>
          </table:table-cell>
        </table:table-row>
        <table:table-row table:style-name="Table2.1">
          <table:table-cell table:style-name="Table2.A2" office:value-type="string">
            <text:p text:style-name="P14">0x00ABCDF0</text:p>
          </table:table-cell>
          <table:table-cell table:style-name="Table2.A2" office:value-type="string">
            <text:p text:style-name="P14">0xFFFFFFF0</text:p>
          </table:table-cell>
          <table:table-cell table:style-name="Table2.C2" office:value-type="float" office:value="4">
            <text:p text:style-name="P14">4</text:p>
          </table:table-cell>
          <table:table-cell table:style-name="Table2.C2" office:value-type="float" office:value="16">
            <text:p text:style-name="P14">16</text:p>
          </table:table-cell>
          <table:table-cell table:style-name="Table2.E2" office:value-type="string">
            <text:p text:style-name="P14">0x00ABCDF0-0x00ABCDFF</text:p>
          </table:table-cell>
        </table:table-row>
        <table:table-row table:style-name="Table2.1">
          <table:table-cell table:style-name="Table2.A2" office:value-type="string">
            <text:p text:style-name="P14">0x00ABCDE0</text:p>
          </table:table-cell>
          <table:table-cell table:style-name="Table2.A2" office:value-type="string">
            <text:p text:style-name="P14">0xFFFFFFE0</text:p>
          </table:table-cell>
          <table:table-cell table:style-name="Table2.C2" office:value-type="float" office:value="5">
            <text:p text:style-name="P14">5</text:p>
          </table:table-cell>
          <table:table-cell table:style-name="Table2.C2" office:value-type="float" office:value="32">
            <text:p text:style-name="P14">32</text:p>
          </table:table-cell>
          <table:table-cell table:style-name="Table2.E2" office:value-type="string">
            <text:p text:style-name="P14">0x00ABCDE0-0x00ABCDFF</text:p>
          </table:table-cell>
        </table:table-row>
        <table:table-row table:style-name="Table2.1">
          <table:table-cell table:style-name="Table2.A2" office:value-type="string">
            <text:p text:style-name="P14">0x0000FFFF</text:p>
          </table:table-cell>
          <table:table-cell table:style-name="Table2.A2" office:value-type="string">
            <text:p text:style-name="P14">0xFFFF0000</text:p>
          </table:table-cell>
          <table:table-cell table:style-name="Table2.C2" office:value-type="float" office:value="16">
            <text:p text:style-name="P14">16</text:p>
          </table:table-cell>
          <table:table-cell table:style-name="Table2.A2" office:value-type="string">
            <text:p text:style-name="P14">65k</text:p>
          </table:table-cell>
          <table:table-cell table:style-name="Table2.E2" office:value-type="string">
            <text:p text:style-name="P14">0x00000000-0x0000FFFF</text:p>
          </table:table-cell>
        </table:table-row>
        <table:table-row table:style-name="Table2.1">
          <table:table-cell table:style-name="Table2.A2" office:value-type="string">
            <text:p text:style-name="P14">0xABCD0000</text:p>
          </table:table-cell>
          <table:table-cell table:style-name="Table2.A2" office:value-type="string">
            <text:p text:style-name="P14">0xFFFF0000</text:p>
          </table:table-cell>
          <table:table-cell table:style-name="Table2.C2" office:value-type="float" office:value="16">
            <text:p text:style-name="P14">16</text:p>
          </table:table-cell>
          <table:table-cell table:style-name="Table2.A2" office:value-type="string">
            <text:p text:style-name="P14">65k</text:p>
          </table:table-cell>
          <table:table-cell table:style-name="Table2.E2" office:value-type="string">
            <text:p text:style-name="P14">0xABCD0000-0xABCDFF</text:p>
            <text:p text:style-name="P14"><text:span text:style-name="T6">Example of fast clock.</text:span>FF</text:p>
          </table:table-cell>
        </table:table-row>
        <table:table-row table:style-name="Table2.1">
          <table:table-cell table:style-name="Table2.A2" office:value-type="string">
            <text:p text:style-name="P14">0xFFFF0000</text:p>
          </table:table-cell>
          <table:table-cell table:style-name="Table2.A2" office:value-type="string">
            <text:p text:style-name="P14">0xFFFF0000</text:p>
          </table:table-cell>
          <table:table-cell table:style-name="Table2.C2" office:value-type="float" office:value="16">
            <text:p text:style-name="P14">16</text:p>
          </table:table-cell>
          <table:table-cell table:style-name="Table2.A2" office:value-type="string">
            <text:p text:style-name="P14">65k</text:p>
          </table:table-cell>
          <table:table-cell table:style-name="Table2.E2" office:value-type="string">
            <text:p text:style-name="P14">0xFFFF0000-0xFFFFFFFF</text:p>
          </table:table-cell>
        </table:table-row>
      </table:table>
      <text:p text:style-name="P9">]]]</text:p>
      <text:p text:style-name="P10"/>
      <text:h text:style-name="Heading_20_3" text:outline-level="3">Producer/Consumer Event Report (PCER)</text:h>
      <text:p text:style-name="Standard">This message transports an Event-number from a producer node(s) to zero or more unspecified consumer nodes. <text:s/>It's the backbone of the protocol, and forms most of the expected traffic.</text:p>
      <text:h text:style-name="Heading_20_3" text:outline-level="3">Identify Consumer </text:h>
      <text:p text:style-name="Standard">This message is broadcast and requests every node to report if they consume this event ID. <text:s/></text:p>
      <text:h text:style-name="Heading_20_3" text:outline-level="3"><text:soft-page-break/>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4">want</text:span> to determine the correct value of the distributed state. Producers can, but don't always, <text:span text:style-name="T4">know</text:span> that state. <text:s/>For example, consider “On” and “Off” events for a light. <text:s/>There might be two producers attached to toggle switch. In that case, one of them will still see their state as current, and will reply with valid. Alternately, the two produce<text:change-start text:change-id="ct462773968"/>r<text:change-end text:change-id="ct462773968"/>s might be set to produce when two separate pushbuttons are pressed. <text:s/>In that case, at some later time neither producer knows whether the distributed state corresponds to its event. They both have to report as unknown. Consumers can also know <text:span text:style-name="T4">the</text:span> state. <text:s/>The lamp controller that consumes the “On” and “Off” probably <text:span text:style-name="T4">knows whether it's </text:span><text:span text:style-name="T4">curr</text:span><text:span text:style-name="T4">ently providing power to the lamp, and so can reply with valid for one event and invalid for the other.</text:span></text:p>
      <text:h text:style-name="Heading_20_3" text:outline-level="3">Consumer Range Identified</text:h>
      <text:p text:style-name="P10">This message broadcasts, in response to a received Identify Consumer message, from each node that consumes event is <text:span text:style-name="T4">in the range specified by the </text:span>included event-ID-with-mask. <text:s/>This is one of the messages that allows bridges to do automatic routing of event messages. <text:s text:c="4"/></text:p>
      <text:p text:style-name="P10">The 50% is to allow rounding up to the enclosing bit, but no further.</text:p>
      <text:h text:style-name="Heading_20_3" text:outline-level="3">Identify Producer </text:h>
      <text:p text:style-name="Standard">This message is broadcast and requests every node to report whether they produce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h text:style-name="Heading_20_3" text:outline-level="3">Producer Range Identified</text:h>
      <text:p text:style-name="P10">The 50% is to allow rounding up to the enclosing bit, but no further.</text:p>
      <text:p text:style-name="Standard">An example would be a fast clock node that sends a range of events to indicate the time. Since <text:span text:style-name="T4">there</text:span> are 24*60*60 = 86,400 seconds in a day, it needs a range containing 86,400 events. <text:s/>That could be expressed in 17 bits, so if the range was <text:change-start text:change-id="ct486617184"/>to <text:change-end text:change-id="ct486617184"/>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text:change-start text:change-id="ct531789968"/>is <text:change-end text:change-id="ct531789968"/>broadcast<text:change text:change-id="ct531785408"/>,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text:soft-page-break/>Identify Events</text:h>
      <text:p text:style-name="Standard">Two forms of identify events; recommendation on uses for global form<text:change-start text:change-id="ct463030368"/></text:p>
      <text:p text:style-name="Standard">In some cases, the node may want to query a specific node as to whether id produces that event, in these case the directed form is appropriate. <text:s/>In other cases, the node <text:change-end text:change-id="ct463030368"/><text:change-start text:change-id="ct463023712"/>producing the Identify Event will not know if any node uses th<text:change-end text:change-id="ct463023712"/><text:change-start text:change-id="ct487150784"/>at event, and therefore the global form is the more appropriate choice. <text:s/><text:change-end text:change-id="ct487150784"/><text:change-start text:change-id="ct532541584"/>Be aware that since this latter form is transmitted throughout the <text:change-end text:change-id="ct532541584"/><text:change-start text:change-id="ct532581376"/>network, it can be relatively expensive in terms of bandwidth. <text:s/><text:change-end text:change-id="ct532581376"/></text:p>
      <text:h text:style-name="Heading_20_2" text:outline-level="2">States</text:h>
      <text:p text:style-name="Standard">After the IC message is sent, <text:change text:change-id="ct532038256"/><text:change-start text:change-id="ct532581472"/>but<text:change-end text:change-id="ct532581472"/> before any <text:change text:change-id="ct532038352"/><text:s/>Producer/Consumer Event Report messages are sent, <text:change text:change-id="ct532579392"/><text:change-start text:change-id="ct532579536"/>each<text:change-end text:change-id="ct532579536"/> node must identify all events produced or consumed <text:change text:change-id="ct531782896"/><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text:change-start text:change-id="ct487558320"/>Producer/Consumer <text:change-end text:change-id="ct487558320"/>Identif<text:change text:change-id="ct486788304"/><text:change-start text:change-id="ct486788400"/>ied<text:change-end text:change-id="ct486788400"/><text:change text:change-id="ct462554384"/> messages. Nothing prevents combining replies to multiple requests. <text:s/>This allows simplified implementations, for example setting a bit to indicate that a reply can be sent when time/priority is available.</text:p>
      <text:p text:style-name="Standard">You can sen<text:change-start text:change-id="ct462554208"/>d<text:change-end text:change-id="ct462554208"/><text:change text:change-id="ct487550064"/> identify/identified <text:change-start text:change-id="ct487550160"/>messages <text:change-end text:change-id="ct487550160"/>for automatically<text:change-start text:change-id="ct532256800"/>-<text:change-end text:change-id="ct532256800"/><text:change text:change-id="ct532256896"/>routed <text:change text:change-id="ct532256992"/><text:change-start text:change-id="ct532533552"/>Event IDs<text:change-end text:change-id="ct532533552"/>. <text:s/><text:change-start text:change-id="ct532533648"/>Identify Producer/Consumer for <text:change-end text:change-id="ct532533648"/><text:change text:change-id="ct174116416"/><text:change-start text:change-id="ct462764880"/>w<text:change-end text:change-id="ct462764880"/>ell-known <text:change text:change-id="ct56837008"/><text:change-start text:change-id="ct56837104"/>Event IDs<text:change-end text:change-id="ct56837104"/> require response; there's no exemption for those.</text:p>
      <text:p text:style-name="Standard"><text:change-start text:change-id="ct531764992"/>The state of the system can sometimes <text:change-end text:change-id="ct531764992"/><text:change text:change-id="ct532533744"/><text:change-start text:change-id="ct462753952"/><text:s/>be constructed from the received <text:change-end text:change-id="ct462753952"/><text:change-start text:change-id="ct462754080"/>Producer<text:change-end text:change-id="ct462754080"/><text:change-start text:change-id="ct532533840"/>/Consumer <text:change-end text:change-id="ct532533840"/><text:change-start text:change-id="ct525102512"/>Identif<text:change-end text:change-id="ct525102512"/><text:change-start text:change-id="ct525102608"/>ied<text:change-end text:change-id="ct525102608"/><text:change text:change-id="ct174684064"/><text:change-start text:change-id="ct174684160"/> <text:change-end text:change-id="ct174684160"/><text:change-start text:change-id="ct531789664"/>messages and their “valid”, “invalid”, “unknown” subforms. <text:s/>It is poss<text:change-end text:change-id="ct531789664"/><text:change-start text:change-id="ct532250352"/>ible that these will result in conflicting <text:change-end text:change-id="ct532250352"/><text:change-start text:change-id="ct532250448"/>and/or ambiguous state.<text:change-end text:change-id="ct532250448"/><text:change text:change-id="ct532250544"/></text:p>
      <text:p text:style-name="Standard">Note that the <text:change-start text:change-id="ct531789760"/>Advertised/Not-Advertised <text:change-end text:change-id="ct531789760"/>state machine <text:change text:change-id="ct532229008"/><text:change-start text:change-id="ct532229104"/><text:s/>is <text:change-end text:change-id="ct532229104"/>reset<text:change text:change-id="ct463192336"/> <text:change-start text:change-id="ct531789856"/>by <text:change-end text:change-id="ct531789856"/><text:change text:change-id="ct531865264"/><text:s/>the Initialiation Complete message, <text:change-start text:change-id="ct531865360"/>and <text:change-end text:change-id="ct531865360"/>not <text:change-start text:change-id="ct531865456"/>by any <text:change-end text:change-id="ct531865456"/><text:change text:change-id="ct463192560"/><text:s/>lower level link (CAN or other) state machine.</text:p>
      <text:p text:style-name="Standard">Delay in sending the PI/PRI or CI/CRI messages after IC is OK, but there's no delivery guarantee for <text:span text:style-name="T4">this</text:span> node<text:change-start text:change-id="ct531865600"/>'<text:change-end text:change-id="ct531865600"/>s events until those have been sent. <text:s/></text:p>
      <text:p text:style-name="Standard">When a node changes the events it manages, it still needs to emit the PI/PRI and/or CI/CRI messages. <text:s/>For example, reconfiguration could cause this. <text:s/>It can be handled by sending individual messages, or by resetting and sending them all as part of that<text:change-start text:change-id="ct463061296"/> process<text:change-end text:change-id="ct463061296"/>.</text:p>
      <text:p text:style-name="Standard">There is no way to indicate that a node is no longer interested in a particular Event ID. <text:s/>(Sending IC again says that all <text:change-start text:change-id="ct525036064"/>events <text:change-end text:change-id="ct525036064"/>are not interesting<text:change-start text:change-id="ct463061424"/>,<text:change-end text:change-id="ct463061424"/> though). <text:s/>This could be added, but it's much harder for gateways to decide <text:change-start text:change-id="ct462794224"/>that <text:change-end text:change-id="ct462794224"/>an Event ID is not interesting than that it is<text:change-start text:change-id="ct462794320"/> interesting<text:change-end text:change-id="ct462794320"/>, because they have to keep a list of all the node IDs that are interested<text:change-start text:change-id="ct462794416"/>,<text:change-end text:change-id="ct462794416"/><text:change text:change-id="ct487002432"/>and back that off. <text:s/>Better to just let <text:change text:change-id="ct463061520"/><text:s/>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6945037981674688291" text:style-name="L2">
        <text:list-item>
          <text:p text:style-name="P18">When the node is first initialized<text:change-start text:change-id="ct486978608"/>, after<text:change-end text:change-id="ct486978608"/> <text:change text:change-id="ct486978448"/><text:s/>the "Initialization Complete" message has been sent.</text:p>
        </text:list-item>
        <text:list-item>
          <text:p text:style-name="P18">When a configuration change has added an<text:change-start text:change-id="ct532224368"/>other<text:change-end text:change-id="ct532224368"/><text:change text:change-id="ct531886032"/>event ID that can be produced or consumed.</text:p>
        </text:list-item>
      </text:list>
      <text:p text:style-name="Standard"><text:soft-page-break/>To announce new Event IDs<text:change text:change-id="ct532224560"/>, the node must transmit a Producer Identified message for each P/C Event ID it can <text:change-start text:change-id="ct532224656"/>newly <text:change-end text:change-id="ct532224656"/>produce, and a Consumer Identified message for each P/C Event ID <text:change text:change-id="ct524918880"/><text:change-start text:change-id="ct462851104"/>that it can <text:change-end text:change-id="ct462851104"/><text:change-start text:change-id="ct487114208"/>newly <text:change-end text:change-id="ct487114208"/><text:change-start text:change-id="ct486982400"/>consume. <text:s/><text:change-end text:change-id="ct486982400"/></text:p>
      <text:h text:style-name="Heading_20_3" text:outline-level="3">Event Transfer</text:h>
      <text:p text:style-name="Standard">The last sentence is the key to gateway traffic reduction. See below.</text:p>
      <text:h text:style-name="Heading_20_3" text:outline-level="3">Event Enquiry<text:change text:change-id="ct462851312"/></text:h>
      <text:p text:style-name="Standard">Two forms of identify events; recommendation on uses for global form. This can be a huge load, and should only be used when needed. <text:s/></text:p>
      <text:p text:style-name="Standard">The two forms of this message are sent to request that <text:span text:style-name="T4">the</text:span> specified nodes report all the events they produce or consume. <text:s/>These reports can be ether Identified messages specifying individual event IDs or ranges of events. <text:s/>One form is an unaddressed message sent globally to all nodes, and the other is an addressed message to a specific node<text:change-start text:change-id="ct484540032"/>.<text:change-end text:change-id="ct484540032"/><text:change text:change-id="ct363026896"/></text:p>
      <text:p text:style-name="Standard">It is useful to be able to rapidly determine which, if any, P/C Event IDs that a particular node is listening for and that it can emit.</text:p>
      <text:p text:style-name="Standard">This can be used as a configuration diagnostic.</text:p>
      <text:p text:style-name="Standard">To determine which P/C Event IDs can be send by a particular node, the inquiring node sends an Identify Events message addressed to the target node.</text:p>
      <text:p text:style-name="Standard">The node must reply with a Producer Identified message for each P/C Event ID it can produce, and a Consumer Identified message for each P/C Event ID for which it is listening.</text:p>
      <text:h text:style-name="Heading_20_3" text:outline-level="3">Producer Enquiry</text:h>
      <text:p text:style-name="Standard">It is useful to be able to determine which, if any, nodes are configured to possibly emit a specific P/C Event ID message and their current state.</text:p>
      <text:p text:style-name="Standard">This can be used as a configuration diagnostic, and as a way of building filtering and routing tables.</text:p>
      <text:p text:style-name="Standard">To determine which nodes can send a particular P/C Event ID, a node sends an Identify Producers message carrying the desired P/C Event ID. This is an unaddressed message addressed to all nodes.</text:p>
      <text:p text:style-name="Standard">All nodes that are listening for that P/C Event ID reply with a Producer Identified broadcast message.</text:p>
      <text:p text:style-name="Standard">The "valid" bit indicates that the node's internal condition is consistent with sending this P/C Event ID. For example, assume a node sends P/C Event ID 2 when the input goes active and P/C Event ID 4 when the input goes inactive. Then if the in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valid/invalid/unknown – always possible to send unknown or ignore the three sub-forms, but a lot of capability is lost</text:p>
      <text:h text:style-name="Heading_20_3" text:outline-level="3"><text:soft-page-break/>Consumer Enquiry</text:h>
      <text:p text:style-name="Standard">It is useful to be able to determine which, if any, nodes are listening for a specific P/C Event ID message.</text:p>
      <text:p text:style-name="Standard">This can be used as a configuration diagnostic, and as a way of building routing tables.</text:p>
      <text:p text:style-name="Standard">To determine which nodes are listening for a particular P/C Event ID, a node sends an Identify Consumers message carrying the desired P/C Event ID. This is an unaddressed message processed by all nodes.</text:p>
      <text:p text:style-name="Standard">All nodes that are listening for that P/C Event ID reply with a Consumer Identified broadcast message.</text:p>
      <text:p text:style-name="Standard">The "valid" bit indicates that the node is currently in the state it would be if this message had been received last. For example, assume a node sets its output active for P/C Event ID 2, and inactive for a P/C Event ID 4. Then if the out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h text:style-name="Heading_20_1" text:outline-level="1">Background information </text:h>
      <text:p text:style-name="Standard"><text:change text:change-id="ct463217792"/>This section is general information of interest to the reader, implementers, etc.<text:change-start text:change-id="ct363158176"/></text:p>
      <text:p text:style-name="Standard">Performance &amp; loading at node startup, layout startup particularly on CAN. Numbers and simulations.<text:change-end text:change-id="ct363158176"/></text:p>
      <text:h text:style-name="Heading_20_2" text:outline-level="2">Gateways</text:h>
      <text:p text:style-name="Standard">Gateways can route PCERs only to segments with nodes expressing interest by processing the other event messages. </text:p>
      <text:h text:style-name="Heading_20_2" text:outline-level="2">Implementation hints</text:h>
      <text:p text:style-name="Standard">Buffering issues, particularly on CAN<text:change text:change-id="ct367164128"/><text:change-start text:change-id="ct363037520"/>: You have to be able to keep up with PCER messages that can arrive ev<text:change-end text:change-id="ct363037520"/><text:change-start text:change-id="ct367118128"/>ery millisecond. </text:p>
      <text:list xml:id="list1284023336314549303" text:style-name="L3">
        <text:list-item>
          <text:p text:style-name="P19">Put some attention into making sure that you don't have to do long linear searches to match an incoming Event ID to internal structures.</text:p>
        </text:list-item>
        <text:list-item>
          <text:p text:style-name="P19">Consider just decoding the Event ID and setting a “process as available” bit, then doing <text:change-end text:change-id="ct367118128"/><text:change-start text:change-id="ct484771600"/>further work outside the CAN processing loop. </text:p>
        </text:list-item>
      </text:list>
      <text:p text:style-name="Standard">There is no requirement that events be processed in any particular order. <text:change-end text:change-id="ct484771600"/><text:change-start text:change-id="ct363080720"/>Multiple PCER messages with the same Event ID may result in multiple actions inside a consumer, or may not, depending on the details of the consumer.<text:change-end text:change-id="ct363080720"/><text:change text:change-id="ct363160000"/><text:change text:change-id="ct367109216"/></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text:soft-page-break/>For these to be useful, they not only have to be unique (so there are no collisions that accidentally trigger reactions to them), but they must also be well-known. So we have created a central spreadsheet on which uses can be recorded. This will eventually provide a machine-accessible record.</text:p>
      <text:p text:style-name="Standard">All of these are assigned with a reserved ID in their upper six bytes to ensure uniqueness and simplify recognition.</text:p>
      <text:p text:style-name="Standard">Nodes using these must mention them when listing the event IDs they produce and consume. Gateways may filter on these, but are not required to. (For ease of implementation, a gateway may just pass all events with the common top 6 bytes)</text:p>
      <text:h text:style-name="Heading_20_2" text:outline-level="2">History section:</text:h>
      <text:p text:style-name="Standard">For monitoring purposes, it was proposed that a PCER message carry a sequence number which increments each time the associated P/C Event ID is sent. It is not at all clear how to do this across nodes, or even across Producers within a single node, as there may be more than one thing that can cause the same P/C Event ID to be sent by a single board;. We decided this would cause more problems than it solved, and omitted it.</text:p>
      <text:p text:style-name="Standard">There's not room in a CAN frame for both a destination NID and a EID. The protocol has therefore been constructed so that any message carrying an EID (and that isn't a datagram) is globally addressed.</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pecification<text:tab/>1</text:p>
          <text:p text:style-name="P16"><text:s/>2.1 Introduction<text:tab/>1</text:p>
          <text:p text:style-name="P16"><text:s/>2.2 Intended Use<text:tab/>1</text:p>
          <text:p text:style-name="P16"><text:s/>2.3 References and Context<text:tab/>1</text:p>
          <text:p text:style-name="P16"><text:s/>2.4 Message Formats<text:tab/>1</text:p>
          <text:p text:style-name="P12"><text:s/>2.4.1 Producer/Consumer Event Report (PCER)<text:tab/>2</text:p>
          <text:p text:style-name="P12"><text:s/>2.4.2 Identify Consumer <text:tab/>2</text:p>
          <text:p text:style-name="P12"><text:s/>2.4.3 Consumer Identified <text:tab/>2</text:p>
          <text:p text:style-name="P12"><text:s/>2.4.4 Consumer Range Identified<text:tab/>3</text:p>
          <text:p text:style-name="P12"><text:s/>2.4.5 Identify Producer <text:tab/>3</text:p>
          <text:p text:style-name="P12"><text:s/>2.4.6 Producer Identified<text:tab/>3</text:p>
          <text:p text:style-name="P12"><text:s/>2.4.7 Producer Range Identified<text:tab/>3</text:p>
          <text:p text:style-name="P12"><text:s/>2.4.8 Identify Events<text:tab/>3</text:p>
          <text:p text:style-name="P16"><text:s/>2.5 States<text:tab/>3</text:p>
          <text:p text:style-name="P16"><text:s/>2.6 Interactions<text:tab/>3</text:p>
          <text:p text:style-name="P12"><text:s/>2.6.1 Event Transfer<text:tab/>4</text:p>
          <text:p text:style-name="P12"><text:s/>2.6.2 Event Enquiry<text:tab/>4</text:p>
          <text:p text:style-name="P12"><text:s/>2.6.3 Producer Enquiry<text:tab/>5</text:p>
          <text:p text:style-name="P12"><text:s/>2.6.4 Consumer Enquiry<text:tab/>5</text:p>
          <text:p text:style-name="P15"><text:s/>3 Background information <text:tab/>5</text:p>
          <text:p text:style-name="P16"><text:s/>3.1 Gateways<text:tab/>6</text:p>
          <text:p text:style-name="P16"><text:s/>3.2 Implementation hints<text:tab/>6</text:p>
          <text:p text:style-name="P16"><text:s/>3.3 Well known events<text:tab/>6</text:p>
          <text:p text:style-name="P16"><text:soft-page-break/><text:s/>3.4 History section:<text:tab/>6</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6.5461in" svg:height="2.6185in" draw:transform="skewX (-6.73624118882305E-017) rotate (0.7853981633973) translate (0.222222222222222in 6.2629975940507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date style:data-style-name="N116" text:date-value="2013-01-20T00:01:56">1-20-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0T00:01:56">Jan 20,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4"><text:date style:data-style-name="N116" text:date-value="2013-01-20T00:01:56">1-20-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79</meta:editing-cycles>
    <meta:editing-duration>P3DT15H46M13S</meta:editing-duration>
    <meta:generator>OpenOffice.org/3.4.1$Unix OpenOffice.org_project/341m1$Build-9593</meta:generator>
    <dc:date>2013-01-20T00:01:56</dc:date>
    <meta:keyword>OpenLCB Event Transport</meta:keyword>
    <dc:creator>Bob Jacobsen</dc:creator>
    <meta:document-statistic meta:table-count="2" meta:image-count="1" meta:object-count="0" meta:page-count="9" meta:paragraph-count="223" meta:word-count="2999" meta:character-count="18313"/>
    <meta:user-defined meta:name="Info 1"/>
    <meta:user-defined meta:name="Info 2"/>
    <meta:user-defined meta:name="Info 3"/>
    <meta:user-defined meta:name="Info 4"/>
  </office:meta>
</office:document-meta>
</file>